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252in" loext:contextual-spacing="false" fo:text-align="justify" style:justify-single-word="false"/>
      <style:text-properties style:font-name="TeXGyrePagella" fo:font-size="11pt" officeooo:paragraph-rsid="00104d1f" style:font-size-asian="11pt" style:font-size-complex="11pt"/>
    </style:style>
    <style:style style:name="T1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hudatoen/ὑδάτων polloen/πολλῶν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19:25.609568696</meta:creation-date>
    <meta:generator>LibreOffice/6.0.3.2$Linux_X86_64 LibreOffice_project/00m0$Build-2</meta:generator>
    <dc:date>2018-06-27T10:30:13.438358060</dc:date>
    <meta:editing-duration>PT2M2S</meta:editing-duration>
    <meta:editing-cycles>3</meta:editing-cycles>
    <meta:document-statistic meta:table-count="0" meta:image-count="0" meta:object-count="0" meta:page-count="1" meta:paragraph-count="1" meta:word-count="122" meta:character-count="1891" meta:non-whitespace-character-count="1769"/>
  </office:meta>
</office:document-meta>
</file>